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069in" fo:margin-left="-0.0785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7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Title">
      <style:paragraph-properties fo:text-align="end" style:justify-single-word="false"/>
    </style:style>
    <style:style style:name="P8" style:family="paragraph" style:parent-style-name="Title">
      <style:paragraph-properties fo:text-align="end" style:justify-single-word="false"/>
      <style:text-properties fo:font-size="14pt" style:font-size-asian="14pt"/>
    </style:style>
    <style:style style:name="P9" style:family="paragraph" style:parent-style-name="Title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12" style:family="paragraph" style:parent-style-name="Tabletext">
      <style:paragraph-properties style:snap-to-layout-grid="false"/>
    </style:style>
    <style:style style:name="P13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4" style:family="paragraph" style:parent-style-name="Text_20_body" style:list-style-name="WW8Num4"/>
    <style:style style:name="P15" style:family="paragraph" style:parent-style-name="Text_20_body" style:list-style-name="WW8Num3"/>
    <style:style style:name="P16" style:family="paragraph" style:parent-style-name="Text_20_body" style:list-style-name="WW8Num5"/>
    <style:style style:name="P17" style:family="paragraph" style:parent-style-name="Text_20_body" style:list-style-name="L1"/>
    <style:style style:name="P18" style:family="paragraph" style:parent-style-name="Title" style:master-page-name="Standard">
      <style:paragraph-properties fo:text-align="end" style:justify-single-word="false" style:page-number="auto"/>
    </style:style>
    <style:style style:name="P19" style:family="paragraph" style:parent-style-name="Title" style:master-page-name="Convert_20_1">
      <style:paragraph-properties style:page-number="auto"/>
    </style:style>
    <style:style style:name="P20" style:family="paragraph" style:parent-style-name="Heading_20_1" style:list-style-name="WW8Num2"/>
    <style:style style:name="P21" style:family="paragraph" style:parent-style-name="Heading_20_1" style:list-style-name="WW8Num2">
      <style:paragraph-properties fo:orphans="2" fo:widows="2"/>
    </style:style>
    <style:style style:name="P22" style:family="paragraph" style:parent-style-name="Heading_20_2">
      <style:paragraph-properties fo:orphans="2" fo:widows="2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Use Case: BMS Update</text:p>
      <text:p text:style-name="P7"/>
      <text:p text:style-name="P8">Version &lt;1.0&gt;</text:p>
      <text:p text:style-name="Standard"/>
      <text:p text:style-name="Text_20_body"/>
      <text:p text:style-name="Text_20_body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P12">04/08/11</text:p>
          </table:table-cell>
          <table:table-cell table:style-name="Table1.A1" office:value-type="string">
            <text:p text:style-name="P12">&lt;1.0&gt;</text:p>
          </table:table-cell>
          <table:table-cell table:style-name="Table1.A1" office:value-type="string">
            <text:p text:style-name="P12">&lt;original specification&gt;</text:p>
          </table:table-cell>
          <table:table-cell table:style-name="Table1.D1" office:value-type="string">
            <text:p text:style-name="P12">&lt;Jonathan Hays&g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</table:table>
      <text:p text:style-name="Standard"/>
      <text:p text:style-name="P9">Table of Contents</text:p>
      <text:table-of-content text:style-name="Sect1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  <text:index-source-styles text:outline-level="9">
            <text:index-source-style text:style-name="Heading_20_10"/>
          </text:index-source-styles>
        </text:table-of-content-source>
        <text:index-body>
          <text:p text:style-name="P10">1.Acquire GPS Information<text:tab/>4</text:p>
          <text:p text:style-name="P11">Brief Description<text:tab/>4</text:p>
          <text:p text:style-name="P11">Requirements Trace<text:tab/>4</text:p>
          <text:p text:style-name="P11">Involved Actors<text:tab/>4</text:p>
          <text:p text:style-name="P11">Preconditions<text:tab/>4</text:p>
          <text:p text:style-name="P11">Post conditions<text:tab/>4</text:p>
          <text:p text:style-name="P11">Invariants<text:tab/>4</text:p>
          <text:p text:style-name="P10">2.Flow of Events<text:tab/>4</text:p>
          <text:p text:style-name="P11">Basic Flow <text:tab/>4</text:p>
          <text:p text:style-name="P10">3.Extension Points<text:tab/>4</text:p>
          <text:p text:style-name="P10">4.Scenarios<text:tab/>4</text:p>
          <text:p text:style-name="P11">Happy Day<text:tab/>4</text:p>
          <text:p text:style-name="P11">Rainy Day 1<text:tab/>5</text:p>
          <text:p text:style-name="P11">Rainy Day 2<text:tab/>5</text:p>
        </text:index-body>
      </text:table-of-content>
      <text:section text:style-name="Sect2" text:name="Section2">
        <text:p text:style-name="P2"/>
      </text:section>
      <text:p text:style-name="P19">USE CASE: BMS Update </text:p>
      <text:list xml:id="list1671707499" text:style-name="WW8Num2">
        <text:list-item>
          <text:h text:style-name="P20" text:outline-level="1">Acquire BMS Information</text:h>
        </text:list-item>
      </text:list>
      <text:h text:style-name="Heading_20_2" text:outline-level="2">Brief Description</text:h>
      <text:p text:style-name="P6">This use case describes when the wall-clock notifies the system that is time to update and retrieve new BMS information.</text:p>
      <text:p text:style-name="P6"/>
      <text:h text:style-name="Heading_20_2" text:outline-level="2">Requirements Trace</text:h>
      <text:p text:style-name="P6">1.3 </text:p>
      <text:p text:style-name="P6"/>
      <text:h text:style-name="Heading_20_2" text:outline-level="2">Involved Actors</text:h>
      <text:p text:style-name="P6">Wall Clock</text:p>
      <text:p text:style-name="P6"/>
      <text:h text:style-name="Heading_20_2" text:outline-level="2">Preconditions</text:h>
      <text:p text:style-name="P6">The system is still running.</text:p>
      <text:p text:style-name="P6"/>
      <text:h text:style-name="Heading_20_2" text:outline-level="2">Post conditions</text:h>
      <text:p text:style-name="P6">The object's related to the battery management system have been updated.</text:p>
      <text:p text:style-name="P6"/>
      <text:h text:style-name="Heading_20_2" text:outline-level="2">Invariants</text:h>
      <text:p text:style-name="P6">BMS is running and connected.</text:p>
      <text:p text:style-name="Text_20_body"/>
      <text:list xml:id="list1232944387" text:continue-numbering="true" text:style-name="WW8Num2">
        <text:list-item>
          <text:h text:style-name="P21" text:outline-level="1">Flow of Events</text:h>
        </text:list-item>
      </text:list>
      <text:h text:style-name="P22" text:outline-level="2">Basic Flow </text:h>
      <text:p text:style-name="Text_20_body">This use case starts when the wall clock sends a “Update” Message to the system.</text:p>
      <text:list xml:id="list1841359397" text:style-name="WW8Num4">
        <text:list-item>
          <text:p text:style-name="P14">Wall Clock sends a message to the system</text:p>
        </text:list-item>
        <text:list-item>
          <text:p text:style-name="P14">The system starts the BMS update process.</text:p>
        </text:list-item>
        <text:list-item>
          <text:p text:style-name="P14">The system retrieves new data from the BMS</text:p>
        </text:list-item>
        <text:list-item>
          <text:p text:style-name="P14">The system updates the state related to the BMS's data.</text:p>
        </text:list-item>
      </text:list>
      <text:list xml:id="list2177053541" text:continue-list="list1232944387" text:style-name="WW8Num2">
        <text:list-item>
          <text:h text:style-name="P20" text:outline-level="1">Extension Points</text:h>
        </text:list-item>
      </text:list>
      <text:p text:style-name="P6">None at the moment.</text:p>
      <text:p text:style-name="Text_20_body"/>
      <text:list xml:id="list1317125256" text:continue-numbering="true" text:style-name="WW8Num2">
        <text:list-item>
          <text:h text:style-name="P20" text:outline-level="1">Scenarios</text:h>
        </text:list-item>
      </text:list>
      <text:h text:style-name="Heading_20_2" text:outline-level="2">Happy Day</text:h>
      <text:p text:style-name="Standard"/>
      <text:p text:style-name="P6">Assumptions: <text:s/>BMS is running and connected</text:p>
      <text:p text:style-name="P6"/>
      <text:p text:style-name="P6">Steps:</text:p>
      <text:list xml:id="list541733479" text:style-name="WW8Num3">
        <text:list-item>
          <text:p text:style-name="P15">Wall Clock sends a message to the system</text:p>
        </text:list-item>
        <text:list-item>
          <text:p text:style-name="P15">The system starts the BMS update process</text:p>
        </text:list-item>
        <text:list-item>
          <text:p text:style-name="P15"><text:soft-page-break/>The system gets new information from the operating system</text:p>
        </text:list-item>
        <text:list-item>
          <text:p text:style-name="P15">The system updates the state of the battery manager related objects</text:p>
        </text:list-item>
      </text:list>
      <text:p text:style-name="P6"/>
      <text:h text:style-name="Heading_20_2" text:outline-level="2">Rainy Day 1</text:h>
      <text:p text:style-name="P6"/>
      <text:p text:style-name="P6">Assumptions: BMS connection gets incorrect data or given an error by the operating system.</text:p>
      <text:p text:style-name="P6"/>
      <text:p text:style-name="P6">Steps</text:p>
      <text:list xml:id="list1483688279" text:style-name="WW8Num5">
        <text:list-item>
          <text:p text:style-name="P16">Wall clock sends message to the system.</text:p>
        </text:list-item>
        <text:list-item>
          <text:p text:style-name="P16">The system starts the BMS update process.</text:p>
        </text:list-item>
        <text:list-item>
          <text:p text:style-name="P16">The system is given an error by the operating system or data is incorrect.</text:p>
        </text:list-item>
        <text:list-item>
          <text:p text:style-name="P16">The system tries to reestablish a connection with BMS, if unable sets the error flag.</text:p>
        </text:list-item>
        <text:list-item>
          <text:p text:style-name="P16">The system logs the error.</text:p>
        </text:list-item>
      </text:list>
      <text:p text:style-name="Text_20_body"/>
      <text:h text:style-name="Heading_20_2" text:outline-level="2">Rainy Day 2</text:h>
      <text:p text:style-name="P6"/>
      <text:p text:style-name="P6">Assumptions: <text:s/>The system logged an error. <text:s/>The system has two BMS errors reported.</text:p>
      <text:p text:style-name="P6"/>
      <text:p text:style-name="P6">Steps</text:p>
      <text:list xml:id="list2152012266" text:style-name="L1">
        <text:list-item>
          <text:p text:style-name="P17">Wall clock sends message to the system.</text:p>
        </text:list-item>
        <text:list-item>
          <text:p text:style-name="P17">The system notices there are two errors reported.</text:p>
        </text:list-item>
        <text:list-item>
          <text:p text:style-name="P17">The system deletes the battery manager process and logs that the BMS is no longer connec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text-indent="0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text-properties fo:font-size="10pt" fo:font-style="italic" fo:font-weight="bold" style:font-size-asian="10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/>
    <style:style style:name="Title" style:family="paragraph" style:parent-style-name="Standard" style:next-style-name="Subtitle" style:class="chapter">
      <style:paragraph-properties style:line-height-at-least="0.0693in"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 style:font-size-complex="14pt" style:font-style-complex="italic"/>
    </style:style>
    <style:style style:name="Normal_20_Indent" style:display-name="Normal Indent" style:family="paragraph" style:parent-style-name="Standard"/>
    <style:style style:name="Contents_20_1" style:display-name="Contents 1" style:family="paragraph" style:paren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/>
    <style:style style:name="Paragraph4" style:family="paragraph" style:parent-style-name="Standard"/>
    <style:style style:name="Tabletext" style:family="paragraph" style:parent-style-name="Standard"/>
    <style:style style:name="Contents_20_4" style:display-name="Contents 4" style:family="paragraph" style:parent-style-name="Standard" style:class="index">
      <style:paragraph-properties fo:margin-left="0.4165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5555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6945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0.972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111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Bullet1" style:family="paragraph" style:parent-style-name="Standard"/>
    <style:style style:name="Bullet2" style:family="paragraph" style:parent-style-name="Standard"/>
    <style:style style:name="Document_20_Map" style:display-name="Document Map" style:family="paragraph" style:parent-style-name="Standard"/>
    <style:style style:name="footnote_20_text" style:display-name="footnote text" style:family="paragraph" style:parent-style-name="Standard"/>
    <style:style style:name="Main_20_Title" style:display-name="Main Title" style:family="paragraph" style:parent-style-name="Standard"/>
    <style:style style:name="Paragraph1" style:family="paragraph" style:parent-style-name="Standard"/>
    <style:style style:name="Body_20_Text_20_2" style:display-name="Body Text 2" style:family="paragraph" style:parent-style-name="Standard"/>
    <style:style style:name="Body" style:family="paragraph" style:parent-style-name="Standard"/>
    <style:style style:name="Bullet" style:family="paragraph" style:parent-style-name="Standard"/>
    <style:style style:name="InfoBlue" style:family="paragraph" style:parent-style-name="Standard"/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VIS</text:p>
        <text:p text:style-name="MP4"/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se Case: Browse for Book</dc:title>
    <dc:subject>Bookstore Example</dc:subject>
    <meta:initial-creator>longj</meta:initial-creator>
    <meta:creation-date>2011-01-12T22:30:00</meta:creation-date>
    <dc:date>2011-04-08T23:31:15</dc:date>
    <meta:print-date>2011-01-12T22:53:00</meta:print-date>
    <meta:editing-cycles>16</meta:editing-cycles>
    <meta:editing-duration>PT1H27M4S</meta:editing-duration>
    <meta:generator>LibreOffice/3.3$Unix LibreOffice_project/330m19$Build-202</meta:generator>
    <meta:document-statistic meta:table-count="1" meta:image-count="0" meta:object-count="0" meta:page-count="5" meta:paragraph-count="72" meta:word-count="365" meta:character-count="2049"/>
    <meta:user-defined meta:name="Info 1"/>
    <meta:user-defined meta:name="Info 2"/>
    <meta:user-defined meta:name="Info 3"/>
    <meta:user-defined meta:name="Info 4"/>
  </office:meta>
</office:document-meta>
</file>